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4396in" fo:margin-left="0in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0604in"/>
    </style:style>
    <style:style style:name="Table1.B" style:family="table-column">
      <style:table-column-properties style:column-width="0.3125in"/>
    </style:style>
    <style:style style:name="Table1.C" style:family="table-column">
      <style:table-column-properties style:column-width="2.6271in"/>
    </style:style>
    <style:style style:name="Table1.D" style:family="table-column">
      <style:table-column-properties style:column-width="4.8146in"/>
    </style:style>
    <style:style style:name="Table1.E" style:family="table-column">
      <style:table-column-properties style:column-width="0.625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B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0" style:family="table-row">
      <style:table-row-properties style:min-row-height="0.6583in"/>
    </style:style>
    <style:style style:name="Table2" style:family="table" style:master-page-name="">
      <style:table-properties style:width="10.4396in" fo:margin-left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0604in"/>
    </style:style>
    <style:style style:name="Table2.B" style:family="table-column">
      <style:table-column-properties style:column-width="0.4396in"/>
    </style:style>
    <style:style style:name="Table2.C" style:family="table-column">
      <style:table-column-properties style:column-width="2.5576in"/>
    </style:style>
    <style:style style:name="Table2.D" style:family="table-column">
      <style:table-column-properties style:column-width="4.7569in"/>
    </style:style>
    <style:style style:name="Table2.E" style:family="table-column">
      <style:table-column-properties style:column-width="0.625in"/>
    </style:style>
    <style:style style:name="Table2.1" style:family="table-row">
      <style:table-row-properties style:min-row-height="0.243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B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6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3" style:family="table-row">
      <style:table-row-properties style:min-row-height="0.6583in"/>
    </style:style>
    <style:style style:name="Table3" style:family="table" style:master-page-name="">
      <style:table-properties style:width="10.4396in" fo:margin-left="0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0604in"/>
    </style:style>
    <style:style style:name="Table3.B" style:family="table-column">
      <style:table-column-properties style:column-width="0.4396in"/>
    </style:style>
    <style:style style:name="Table3.C" style:family="table-column">
      <style:table-column-properties style:column-width="2.5576in"/>
    </style:style>
    <style:style style:name="Table3.D" style:family="table-column">
      <style:table-column-properties style:column-width="4.7569in"/>
    </style:style>
    <style:style style:name="Table3.E" style:family="table-column">
      <style:table-column-properties style:column-width="0.625in"/>
    </style:style>
    <style:style style:name="Table3.1" style:family="table-row">
      <style:table-row-properties style:min-row-height="0.2431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6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14" style:family="table-row">
      <style:table-row-properties style:min-row-height="0.6583in"/>
    </style:style>
    <style:style style:name="P1" style:family="paragraph" style:parent-style-name="Heading_20_2">
      <style:text-properties officeooo:rsid="00129719" officeooo:paragraph-rsid="00129719"/>
    </style:style>
    <style:style style:name="P2" style:family="paragraph" style:parent-style-name="Heading_20_2">
      <style:text-properties officeooo:paragraph-rsid="00129719"/>
    </style:style>
    <style:style style:name="P3" style:family="paragraph" style:parent-style-name="Heading_20_2">
      <style:text-properties officeooo:rsid="0016b563" officeooo:paragraph-rsid="0016b563"/>
    </style:style>
    <style:style style:name="P4" style:family="paragraph" style:parent-style-name="Standard">
      <style:text-properties officeooo:paragraph-rsid="00129719"/>
    </style:style>
    <style:style style:name="P5" style:family="paragraph" style:parent-style-name="Standard">
      <style:text-properties officeooo:paragraph-rsid="0016b563"/>
    </style:style>
    <style:style style:name="P6" style:family="paragraph" style:parent-style-name="Table_20_Contents">
      <style:text-properties officeooo:paragraph-rsid="00104b41"/>
    </style:style>
    <style:style style:name="P7" style:family="paragraph" style:parent-style-name="Table_20_Contents">
      <style:text-properties officeooo:rsid="00104b41" officeooo:paragraph-rsid="00104b41"/>
    </style:style>
    <style:style style:name="P8" style:family="paragraph" style:parent-style-name="Table_20_Contents">
      <style:text-properties officeooo:rsid="00104b41" officeooo:paragraph-rsid="00129719"/>
    </style:style>
    <style:style style:name="P9" style:family="paragraph" style:parent-style-name="Table_20_Contents">
      <style:text-properties officeooo:rsid="00104b41" officeooo:paragraph-rsid="0016b563"/>
    </style:style>
    <style:style style:name="P10" style:family="paragraph" style:parent-style-name="Table_20_Contents">
      <style:text-properties fo:font-weight="bold" officeooo:rsid="00104b41" officeooo:paragraph-rsid="00104b4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04b41" officeooo:paragraph-rsid="00104b4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04b41" officeooo:paragraph-rsid="0012971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04b41" officeooo:paragraph-rsid="0016b563" style:font-weight-asian="bold" style:font-weight-complex="bold"/>
    </style:style>
    <style:style style:name="P14" style:family="paragraph" style:parent-style-name="Table_20_Contents">
      <style:text-properties fo:font-weight="bold" officeooo:rsid="00104b41" officeooo:paragraph-rsid="00129719" style:font-weight-asian="bold" style:font-weight-complex="bold"/>
    </style:style>
    <style:style style:name="P15" style:family="paragraph" style:parent-style-name="Table_20_Contents">
      <style:text-properties fo:font-weight="bold" officeooo:rsid="00104b41" officeooo:paragraph-rsid="0016b563" style:font-weight-asian="bold" style:font-weight-complex="bold"/>
    </style:style>
    <style:style style:name="P16" style:family="paragraph" style:parent-style-name="Table_20_Contents">
      <style:text-properties fo:font-weight="bold" officeooo:rsid="00129719" officeooo:paragraph-rsid="00129719" style:font-weight-asian="bold" style:font-weight-complex="bold"/>
    </style:style>
    <style:style style:name="P17" style:family="paragraph" style:parent-style-name="Table_20_Contents">
      <style:text-properties fo:font-weight="bold" officeooo:rsid="00129719" officeooo:paragraph-rsid="0016b56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4744b" officeooo:paragraph-rsid="0014744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6b563" officeooo:paragraph-rsid="0016b56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7b2d9" officeooo:paragraph-rsid="0017b2d9" style:font-weight-asian="bold" style:font-weight-complex="bold"/>
    </style:style>
    <style:style style:name="P21" style:family="paragraph" style:parent-style-name="Table_20_Contents">
      <style:text-properties officeooo:rsid="00126dc0" officeooo:paragraph-rsid="00126dc0"/>
    </style:style>
    <style:style style:name="P22" style:family="paragraph" style:parent-style-name="Table_20_Contents">
      <style:text-properties officeooo:rsid="00126dc0" officeooo:paragraph-rsid="00129719"/>
    </style:style>
    <style:style style:name="P23" style:family="paragraph" style:parent-style-name="Table_20_Contents">
      <style:text-properties officeooo:rsid="00126dc0" officeooo:paragraph-rsid="0016b563"/>
    </style:style>
    <style:style style:name="P24" style:family="paragraph" style:parent-style-name="Table_20_Contents">
      <style:text-properties officeooo:paragraph-rsid="00129719"/>
    </style:style>
    <style:style style:name="P25" style:family="paragraph" style:parent-style-name="Table_20_Contents">
      <style:text-properties officeooo:paragraph-rsid="0016b563"/>
    </style:style>
    <style:style style:name="P26" style:family="paragraph" style:parent-style-name="Text_20_body">
      <style:text-properties officeooo:paragraph-rsid="00104b41"/>
    </style:style>
    <style:style style:name="P27" style:family="paragraph" style:parent-style-name="Text_20_body" style:list-style-name="L4">
      <style:paragraph-properties fo:margin-top="0in" fo:margin-bottom="0in" style:contextual-spacing="false"/>
      <style:text-properties officeooo:paragraph-rsid="00129719"/>
    </style:style>
    <style:style style:name="P28" style:family="paragraph" style:parent-style-name="Text_20_body" style:list-style-name="L4">
      <style:text-properties officeooo:paragraph-rsid="00129719"/>
    </style:style>
    <style:style style:name="P29" style:family="paragraph" style:parent-style-name="Text_20_body" style:list-style-name="L4">
      <style:paragraph-properties fo:margin-top="0in" fo:margin-bottom="0in" style:contextual-spacing="false"/>
      <style:text-properties officeooo:paragraph-rsid="0016b563"/>
    </style:style>
    <style:style style:name="P30" style:family="paragraph" style:parent-style-name="Text_20_body">
      <style:paragraph-properties fo:margin-top="0in" fo:margin-bottom="0in" style:contextual-spacing="false"/>
      <style:text-properties officeooo:rsid="00104b41" officeooo:paragraph-rsid="00114248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0104b41" officeooo:paragraph-rsid="00129719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104b41" officeooo:paragraph-rsid="0016b563"/>
    </style:style>
    <style:style style:name="P33" style:family="paragraph" style:parent-style-name="Text_20_body">
      <style:paragraph-properties fo:margin-top="0in" fo:margin-bottom="0in" style:contextual-spacing="false"/>
      <style:text-properties officeooo:paragraph-rsid="00114248"/>
    </style:style>
    <style:style style:name="P34" style:family="paragraph" style:parent-style-name="Text_20_body">
      <style:text-properties officeooo:paragraph-rsid="00114248"/>
    </style:style>
    <style:style style:name="P35" style:family="paragraph" style:parent-style-name="Text_20_body" style:list-style-name="L2">
      <style:paragraph-properties fo:margin-top="0in" fo:margin-bottom="0in" style:contextual-spacing="false"/>
      <style:text-properties officeooo:paragraph-rsid="00126dc0"/>
    </style:style>
    <style:style style:name="P36" style:family="paragraph" style:parent-style-name="Text_20_body" style:list-style-name="L2">
      <style:paragraph-properties fo:margin-top="0in" fo:margin-bottom="0in" style:contextual-spacing="false"/>
      <style:text-properties officeooo:paragraph-rsid="0014744b"/>
    </style:style>
    <style:style style:name="P37" style:family="paragraph" style:parent-style-name="Text_20_body" style:list-style-name="L2">
      <style:text-properties officeooo:paragraph-rsid="0014744b"/>
    </style:style>
    <style:style style:name="P38" style:family="paragraph" style:parent-style-name="Text_20_body" style:list-style-name="L3">
      <style:paragraph-properties fo:margin-top="0in" fo:margin-bottom="0in" style:contextual-spacing="false"/>
      <style:text-properties officeooo:paragraph-rsid="00126dc0"/>
    </style:style>
    <style:style style:name="P39" style:family="paragraph" style:parent-style-name="Text_20_body">
      <style:paragraph-properties fo:margin-top="0in" fo:margin-bottom="0in" style:contextual-spacing="false"/>
      <style:text-properties officeooo:paragraph-rsid="00126dc0"/>
    </style:style>
    <style:style style:name="P40" style:family="paragraph" style:parent-style-name="Text_20_body">
      <style:text-properties officeooo:paragraph-rsid="00126dc0"/>
    </style:style>
    <style:style style:name="P41" style:family="paragraph" style:parent-style-name="Text_20_body" style:list-style-name="L2">
      <style:paragraph-properties fo:margin-top="0in" fo:margin-bottom="0in" style:contextual-spacing="false"/>
      <style:text-properties officeooo:rsid="00126dc0" officeooo:paragraph-rsid="00126dc0"/>
    </style:style>
    <style:style style:name="P42" style:family="paragraph" style:parent-style-name="Text_20_body" style:list-style-name="L5">
      <style:paragraph-properties fo:margin-top="0in" fo:margin-bottom="0in" style:contextual-spacing="false"/>
      <style:text-properties officeooo:rsid="00126dc0" officeooo:paragraph-rsid="00129719"/>
    </style:style>
    <style:style style:name="P43" style:family="paragraph" style:parent-style-name="Text_20_body" style:list-style-name="L7">
      <style:paragraph-properties fo:margin-top="0in" fo:margin-bottom="0in" style:contextual-spacing="false"/>
      <style:text-properties officeooo:rsid="00126dc0" officeooo:paragraph-rsid="0016b563"/>
    </style:style>
    <style:style style:name="P44" style:family="paragraph" style:parent-style-name="Text_20_body" style:list-style-name="L5">
      <style:paragraph-properties fo:margin-top="0in" fo:margin-bottom="0in" style:contextual-spacing="false"/>
      <style:text-properties officeooo:paragraph-rsid="00129719"/>
    </style:style>
    <style:style style:name="P45" style:family="paragraph" style:parent-style-name="Text_20_body" style:list-style-name="L5">
      <style:text-properties officeooo:paragraph-rsid="00129719"/>
    </style:style>
    <style:style style:name="P46" style:family="paragraph" style:parent-style-name="Text_20_body" style:list-style-name="L6">
      <style:paragraph-properties fo:margin-top="0in" fo:margin-bottom="0in" style:contextual-spacing="false"/>
      <style:text-properties officeooo:paragraph-rsid="00129719"/>
    </style:style>
    <style:style style:name="P47" style:family="paragraph" style:parent-style-name="Text_20_body">
      <style:text-properties officeooo:paragraph-rsid="00129719"/>
    </style:style>
    <style:style style:name="P48" style:family="paragraph" style:parent-style-name="Text_20_body">
      <style:paragraph-properties fo:margin-top="0in" fo:margin-bottom="0in" style:contextual-spacing="false"/>
      <style:text-properties officeooo:paragraph-rsid="00129719"/>
    </style:style>
    <style:style style:name="P49" style:family="paragraph" style:parent-style-name="Text_20_body" style:list-style-name="L2">
      <style:paragraph-properties fo:margin-top="0in" fo:margin-bottom="0in" style:contextual-spacing="false"/>
      <style:text-properties officeooo:rsid="00129719" officeooo:paragraph-rsid="00129719"/>
    </style:style>
    <style:style style:name="P50" style:family="paragraph" style:parent-style-name="Text_20_body">
      <style:paragraph-properties fo:margin-top="0in" fo:margin-bottom="0in" style:contextual-spacing="false"/>
      <style:text-properties officeooo:rsid="0014744b" officeooo:paragraph-rsid="0014744b"/>
    </style:style>
    <style:style style:name="P51" style:family="paragraph" style:parent-style-name="Text_20_body">
      <style:paragraph-properties fo:margin-top="0in" fo:margin-bottom="0in" style:contextual-spacing="false"/>
      <style:text-properties officeooo:paragraph-rsid="0014744b"/>
    </style:style>
    <style:style style:name="P52" style:family="paragraph" style:parent-style-name="Text_20_body" style:list-style-name="L1">
      <style:text-properties officeooo:paragraph-rsid="0014744b"/>
    </style:style>
    <style:style style:name="P53" style:family="paragraph" style:parent-style-name="Text_20_body" style:list-style-name="L1">
      <style:text-properties officeooo:paragraph-rsid="00164376"/>
    </style:style>
    <style:style style:name="P54" style:family="paragraph" style:parent-style-name="Text_20_body" style:list-style-name="L1">
      <style:paragraph-properties fo:margin-top="0in" fo:margin-bottom="0in" style:contextual-spacing="false"/>
      <style:text-properties officeooo:paragraph-rsid="0017b2d9"/>
    </style:style>
    <style:style style:name="P55" style:family="paragraph" style:parent-style-name="Text_20_body" style:list-style-name="L1">
      <style:text-properties officeooo:paragraph-rsid="0017b2d9"/>
    </style:style>
    <style:style style:name="P56" style:family="paragraph" style:parent-style-name="Text_20_body" style:list-style-name="L7">
      <style:paragraph-properties fo:margin-top="0in" fo:margin-bottom="0in" style:contextual-spacing="false"/>
      <style:text-properties officeooo:paragraph-rsid="0016b563"/>
    </style:style>
    <style:style style:name="P57" style:family="paragraph" style:parent-style-name="Text_20_body" style:list-style-name="L7">
      <style:text-properties officeooo:paragraph-rsid="0016b563"/>
    </style:style>
    <style:style style:name="P58" style:family="paragraph" style:parent-style-name="Text_20_body" style:list-style-name="L8">
      <style:paragraph-properties fo:margin-top="0in" fo:margin-bottom="0in" style:contextual-spacing="false"/>
      <style:text-properties officeooo:paragraph-rsid="0016b563"/>
    </style:style>
    <style:style style:name="P59" style:family="paragraph" style:parent-style-name="Text_20_body">
      <style:text-properties officeooo:paragraph-rsid="0016b563"/>
    </style:style>
    <style:style style:name="P60" style:family="paragraph" style:parent-style-name="Text_20_body">
      <style:paragraph-properties fo:margin-top="0in" fo:margin-bottom="0in" style:contextual-spacing="false"/>
      <style:text-properties officeooo:paragraph-rsid="0016b563"/>
    </style:style>
    <style:style style:name="P61" style:family="paragraph" style:parent-style-name="Text_20_body">
      <style:paragraph-properties fo:margin-top="0in" fo:margin-bottom="0in" style:contextual-spacing="false"/>
      <style:text-properties officeooo:rsid="0016b563" officeooo:paragraph-rsid="0016b563"/>
    </style:style>
    <style:style style:name="P62" style:family="paragraph" style:parent-style-name="Text_20_body">
      <style:paragraph-properties fo:margin-top="0in" fo:margin-bottom="0in" style:contextual-spacing="false"/>
      <style:text-properties officeooo:rsid="0016b563" officeooo:paragraph-rsid="0017b2d9"/>
    </style:style>
    <style:style style:name="P63" style:family="paragraph" style:parent-style-name="Text_20_body" style:list-style-name="L4">
      <style:text-properties officeooo:rsid="00197eb4" officeooo:paragraph-rsid="00197eb4"/>
    </style:style>
    <style:style style:name="P64" style:family="paragraph" style:parent-style-name="Text_20_body">
      <style:paragraph-properties fo:margin-top="0in" fo:margin-bottom="0in" style:contextual-spacing="false"/>
      <style:text-properties officeooo:rsid="00197eb4" officeooo:paragraph-rsid="00197eb4"/>
    </style:style>
    <style:style style:name="P65" style:family="paragraph" style:parent-style-name="Text_20_body">
      <style:paragraph-properties fo:margin-top="0in" fo:margin-bottom="0in" style:contextual-spacing="false"/>
      <style:text-properties officeooo:rsid="00197eb4" officeooo:paragraph-rsid="001aa19c"/>
    </style:style>
    <style:style style:name="P66" style:family="paragraph" style:parent-style-name="Text_20_body">
      <style:paragraph-properties fo:margin-top="0in" fo:margin-bottom="0in" style:contextual-spacing="false"/>
      <style:text-properties officeooo:paragraph-rsid="00197eb4"/>
    </style:style>
    <style:style style:name="P67" style:family="paragraph" style:parent-style-name="Text_20_body">
      <style:paragraph-properties fo:margin-top="0in" fo:margin-bottom="0in" style:contextual-spacing="false"/>
      <style:text-properties officeooo:rsid="001aa19c" officeooo:paragraph-rsid="001aa19c"/>
    </style:style>
    <style:style style:name="P68" style:family="paragraph" style:parent-style-name="Text_20_body" style:list-style-name="L7">
      <style:paragraph-properties fo:margin-top="0in" fo:margin-bottom="0in" style:contextual-spacing="false"/>
      <style:text-properties officeooo:rsid="001aa19c" officeooo:paragraph-rsid="001aa19c"/>
    </style:style>
    <style:style style:name="P69" style:family="paragraph" style:parent-style-name="Text_20_body">
      <style:paragraph-properties fo:margin-top="0in" fo:margin-bottom="0in" style:contextual-spacing="false"/>
      <style:text-properties officeooo:rsid="001aa19c" officeooo:paragraph-rsid="001b2e2a"/>
    </style:style>
    <style:style style:name="P70" style:family="paragraph" style:parent-style-name="Text_20_body" style:list-style-name="L7">
      <style:paragraph-properties fo:margin-top="0in" fo:margin-bottom="0in" style:contextual-spacing="false"/>
      <style:text-properties officeooo:rsid="001b2e2a" officeooo:paragraph-rsid="001b2e2a"/>
    </style:style>
    <style:style style:name="T1" style:family="text">
      <style:text-properties officeooo:rsid="00114248"/>
    </style:style>
    <style:style style:name="T2" style:family="text">
      <style:text-properties officeooo:rsid="00126d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9719"/>
    </style:style>
    <style:style style:name="T5" style:family="text">
      <style:text-properties officeooo:rsid="0014744b"/>
    </style:style>
    <style:style style:name="T6" style:family="text">
      <style:text-properties officeooo:rsid="00164376"/>
    </style:style>
    <style:style style:name="T7" style:family="text">
      <style:text-properties officeooo:rsid="0016b563"/>
    </style:style>
    <style:style style:name="T8" style:family="text">
      <style:text-properties officeooo:rsid="0017b2d9"/>
    </style:style>
    <style:style style:name="T9" style:family="text">
      <style:text-properties officeooo:rsid="00197eb4"/>
    </style:style>
    <style:style style:name="T10" style:family="text">
      <style:text-properties officeooo:rsid="001aa19c"/>
    </style:style>
    <style:style style:name="T11" style:family="text">
      <style:text-properties officeooo:rsid="001b2e2a"/>
    </style:style>
    <style:style style:name="T12" style:family="text">
      <style:text-properties officeooo:rsid="001c31cb"/>
    </style:style>
    <style:style style:name="T13" style:family="text"/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4">User Signup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<text:span text:style-name="Strong_20_Emphasis">Test Scenario ID</text:span> </text:p>
          </table:table-cell>
          <table:table-cell table:style-name="Table1.B1" table:number-columns-spanned="4" office:value-type="string">
            <text:p text:style-name="P7">PHPTRAVEL_<text:span text:style-name="T4">1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<text:span text:style-name="Strong_20_Emphasis">Test Scenario Description</text:span></text:p>
          </table:table-cell>
          <table:table-cell table:style-name="Table1.B2" table:number-columns-spanned="4" office:value-type="string">
            <text:p text:style-name="P26">Verify user <text:span text:style-name="T4">signup</text:span> functionality - <text:span text:style-name="T2">Customer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<text:span text:style-name="Strong_20_Emphasis">Test Objective</text:span></text:p>
          </table:table-cell>
          <table:table-cell table:style-name="Table1.B2" table:number-columns-spanned="4" office:value-type="string">
            <text:p text:style-name="Table_20_Contents">To ensure that users can successfully <text:span text:style-name="T4">signup</text:span> to the system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<text:span text:style-name="Strong_20_Emphasis">Preconditions</text:span></text:p>
          </table:table-cell>
          <table:table-cell table:style-name="Table1.B2" table:number-columns-spanned="4" office:value-type="string">
            <text:p text:style-name="P33">The system is running and accessible</text:p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12" office:value-type="string">
            <text:p text:style-name="P26"><text:span text:style-name="Strong_20_Emphasis">Test Steps</text:span></text:p>
          </table:table-cell>
          <table:table-cell table:style-name="Table1.A2" office:value-type="string">
            <text:p text:style-name="P11">#</text:p>
          </table:table-cell>
          <table:table-cell table:style-name="Table1.A2" office:value-type="string">
            <text:p text:style-name="P10">Test Step</text:p>
          </table:table-cell>
          <table:table-cell table:style-name="Table1.A2" office:value-type="string">
            <text:p text:style-name="P10">Expected Result</text:p>
          </table:table-cell>
          <table:table-cell table:style-name="Table1.B2" office:value-type="string">
            <text:p text:style-name="P16">Result</text:p>
          </table:table-cell>
        </table:table-row>
        <table:table-row table:style-name="Table1.6">
          <table:covered-table-cell table:style-name="Table1.A2"/>
          <table:table-cell table:style-name="Table1.B6" office:value-type="string">
            <text:p text:style-name="P11">1</text:p>
          </table:table-cell>
          <table:table-cell table:style-name="Table1.B6" office:value-type="string">
            <text:p text:style-name="P30">Open the application <text:span text:style-name="T4">signup</text:span> page.</text:p>
          </table:table-cell>
          <table:table-cell table:style-name="Table1.B6" office:value-type="string">
            <text:p text:style-name="P30"><text:span text:style-name="T1">T</text:span>he login page should be displayed without any errors.</text:p>
          </table:table-cell>
          <table:table-cell table:style-name="Table1.E6" office:value-type="string">
            <text:p text:style-name="P30"/>
          </table:table-cell>
        </table:table-row>
        <table:table-row>
          <table:covered-table-cell table:style-name="Table1.A2"/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51">Enter a “<text:span text:style-name="T4">First Name” </text:span></text:p>
          </table:table-cell>
          <table:table-cell table:style-name="Table1.A2" office:value-type="string">
            <text:p text:style-name="P33">The entered <text:span text:style-name="T5">text</text:span> should be accepted.</text:p>
          </table:table-cell>
          <table:table-cell table:style-name="Table1.B2" office:value-type="string">
            <text:p text:style-name="P33"/>
          </table:table-cell>
        </table:table-row>
        <table:table-row>
          <table:covered-table-cell table:style-name="Table1.A2"/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51">Enter a “<text:span text:style-name="T5">Last</text:span><text:span text:style-name="T4"> Name”</text:span></text:p>
          </table:table-cell>
          <table:table-cell table:style-name="Table1.A2" office:value-type="string">
            <text:p text:style-name="P51">The entered <text:span text:style-name="T5">text</text:span> should be accepted.</text:p>
          </table:table-cell>
          <table:table-cell table:style-name="Table1.B2" office:value-type="string">
            <text:p text:style-name="P33"/>
          </table:table-cell>
        </table:table-row>
        <table:table-row>
          <table:covered-table-cell table:style-name="Table1.A2"/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51">Enter a “<text:span text:style-name="T5">Phone</text:span><text:span text:style-name="T4">”</text:span></text:p>
          </table:table-cell>
          <table:table-cell table:style-name="Table1.A2" office:value-type="string">
            <text:p text:style-name="P51">The entered <text:span text:style-name="T5">text</text:span> should be accepted.</text:p>
          </table:table-cell>
          <table:table-cell table:style-name="Table1.B2" office:value-type="string">
            <text:p text:style-name="P33"/>
          </table:table-cell>
        </table:table-row>
        <table:table-row>
          <table:covered-table-cell table:style-name="Table1.A2"/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50">Enter a “Email”</text:p>
          </table:table-cell>
          <table:table-cell table:style-name="Table1.A2" office:value-type="string">
            <text:p text:style-name="P51">The entered <text:span text:style-name="T5">text</text:span> should be accepted.</text:p>
          </table:table-cell>
          <table:table-cell table:style-name="Table1.B2" office:value-type="string">
            <text:p text:style-name="P33"/>
          </table:table-cell>
        </table:table-row>
        <table:table-row>
          <table:covered-table-cell table:style-name="Table1.A2"/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50">Enter “Account Type”</text:p>
          </table:table-cell>
          <table:table-cell table:style-name="Table1.A2" office:value-type="string">
            <text:p text:style-name="P51">The <text:span text:style-name="T5">selected</text:span> <text:span text:style-name="T5">option </text:span>should be accepted.</text:p>
          </table:table-cell>
          <table:table-cell table:style-name="Table1.B2" office:value-type="string">
            <text:p text:style-name="P33"/>
          </table:table-cell>
        </table:table-row>
        <table:table-row>
          <table:covered-table-cell table:style-name="Table1.A2"/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50">Check I’m not a robot field</text:p>
          </table:table-cell>
          <table:table-cell table:style-name="Table1.A2" office:value-type="string">
            <text:p text:style-name="P50">Captcha check should be accepted.</text:p>
          </table:table-cell>
          <table:table-cell table:style-name="Table1.B2" office:value-type="string">
            <text:p text:style-name="P33"/>
          </table:table-cell>
        </table:table-row>
        <table:table-row>
          <table:covered-table-cell table:style-name="Table1.A2"/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34">Click on the "<text:span text:style-name="T5">Signup</text:span>" button</text:p>
          </table:table-cell>
          <table:table-cell table:style-name="Table1.A2" office:value-type="string">
            <text:list xml:id="list2122676383" text:style-name="L1">
              <text:list-item>
                <text:p text:style-name="P52">The system should validate <text:span text:style-name="T5">and add user (“</text:span>Signup successfull please login.” <text:span text:style-name="T5">message should be shown on signup page)</text:span></text:p>
              </text:list-item>
              <text:list-item>
                <text:p text:style-name="P53"><text:span text:style-name="T5">The system should </text:span><text:span text:style-name="T6">redirect the user to </text:span><text:span text:style-name="T5">the </text:span><text:span text:style-name="T6">l</text:span><text:span text:style-name="T5">ogin page.</text:span></text:p>
              </text:list-item>
            </text:list>
          </table:table-cell>
          <table:table-cell table:style-name="Table1.B2" office:value-type="string">
            <text:p text:style-name="P33"/>
          </table:table-cell>
        </table:table-row>
        <table:table-row>
          <table:covered-table-cell table:style-name="Table1.A2"/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61">Enter <text:span text:style-name="T8">the </text:span>username</text:p>
          </table:table-cell>
          <table:table-cell table:style-name="Table1.A2" office:value-type="string">
            <text:list xml:id="list143812364887575" text:continue-numbering="true" text:style-name="L1">
              <text:list-item>
                <text:p text:style-name="P54">The entered username should be accepted.</text:p>
              </text:list-item>
            </text:list>
          </table:table-cell>
          <table:table-cell table:style-name="Table1.B2" office:value-type="string">
            <text:p text:style-name="P33"/>
          </table:table-cell>
        </table:table-row>
        <table:table-row>
          <table:covered-table-cell table:style-name="Table1.A2"/>
          <table:table-cell table:style-name="Table1.A2" office:value-type="string">
            <text:p text:style-name="P20">10</text:p>
          </table:table-cell>
          <table:table-cell table:style-name="Table1.A2" office:value-type="string">
            <text:p text:style-name="P60">Enter <text:span text:style-name="T8">the </text:span>password</text:p>
          </table:table-cell>
          <table:table-cell table:style-name="Table1.A2" office:value-type="string">
            <text:list xml:id="list143812698319361" text:continue-numbering="true" text:style-name="L1">
              <text:list-item>
                <text:p text:style-name="P54">The entered password should be accepted.</text:p>
              </text:list-item>
            </text:list>
          </table:table-cell>
          <table:table-cell table:style-name="Table1.B2" office:value-type="string">
            <text:p text:style-name="P33"/>
          </table:table-cell>
        </table:table-row>
        <table:table-row>
          <table:covered-table-cell table:style-name="Table1.A2"/>
          <table:table-cell table:style-name="Table1.A2" office:value-type="string">
            <text:p text:style-name="P20">11</text:p>
          </table:table-cell>
          <table:table-cell table:style-name="Table1.A2" office:value-type="string">
            <text:p text:style-name="P62">Click on the "Login" button</text:p>
          </table:table-cell>
          <table:table-cell table:style-name="Table1.A2" office:value-type="string">
            <text:list xml:id="list143813216871912" text:continue-numbering="true" text:style-name="L1">
              <text:list-item>
                <text:p text:style-name="P55">The system should validate the entered credentials and redirect the user to the home page <text:span text:style-name="T1">(user’s dashboard)</text:span>.</text:p>
              </text:list-item>
            </text:list>
          </table:table-cell>
          <table:table-cell table:style-name="Table1.B2" office:value-type="string">
            <text:p text:style-name="P34"/>
          </table:table-cell>
        </table:table-row>
        <text:soft-page-break/>
        <table:table-row>
          <table:table-cell table:style-name="Table1.A2" office:value-type="string">
            <text:p text:style-name="P26"><text:span text:style-name="Strong_20_Emphasis">Test Data</text:span></text:p>
          </table:table-cell>
          <table:table-cell table:style-name="Table1.B2" table:number-columns-spanned="4" office:value-type="string">
            <text:list xml:id="list1531432342" text:style-name="L2">
              <text:list-item>
                <text:p text:style-name="P41">Application login page : <text:a xlink:type="simple" xlink:href="https://phptravels.net/signup" text:style-name="Internet_20_link" text:visited-style-name="Visited_20_Internet_20_Link">https://phptravels.net/signup</text:a></text:p>
              </text:list-item>
              <text:list-item>
                <text:p text:style-name="P49">First Name: <text:span text:style-name="T5">Test</text:span></text:p>
              </text:list-item>
              <text:list-item>
                <text:p text:style-name="P49">Last Name: <text:span text:style-name="T5">User</text:span></text:p>
              </text:list-item>
              <text:list-item>
                <text:p text:style-name="P49">Phone: <text:span text:style-name="T5">+90 555 4444333</text:span></text:p>
              </text:list-item>
              <text:list-item>
                <text:p text:style-name="P35"><text:span text:style-name="T5">Email (username)</text:span>: <text:a xlink:type="simple" xlink:href="mailto:signup-user@phptravels.com" text:style-name="Internet_20_link" text:visited-style-name="Visited_20_Internet_20_Link"><text:span text:style-name="T4">signup-</text:span></text:a><text:a xlink:type="simple" xlink:href="mailto:signup-user@phptravels.com" text:style-name="Internet_20_link" text:visited-style-name="Visited_20_Internet_20_Link">user@phptravels.com</text:a></text:p>
              </text:list-item>
              <text:list-item>
                <text:p text:style-name="P36"><text:span text:style-name="T4">P</text:span><text:span text:style-name="T1">assword: </text:span><text:span text:style-name="T4">signup</text:span>user<text:span text:style-name="T4">123</text:span></text:p>
              </text:list-item>
              <text:list-item>
                <text:p text:style-name="P37"><text:span text:style-name="T5">Account Type: Custome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<text:span text:style-name="Strong_20_Emphasis">Test Environment</text:span></text:p>
          </table:table-cell>
          <table:table-cell table:style-name="Table1.B2" table:number-columns-spanned="4" office:value-type="string">
            <text:p text:style-name="P39"><text:span text:style-name="T3">Browser</text:span>: Google Chrome Version 114.0.5735.60</text:p>
            <text:list xml:id="list3135403385" text:style-name="L3">
              <text:list-header>
                <text:p text:style-name="P38"/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<text:span text:style-name="Strong_20_Emphasis">Test Dependencies</text:span></text:p>
          </table:table-cell>
          <table:table-cell table:style-name="Table1.B2" table:number-columns-spanned="4" office:value-type="string">
            <text:p text:style-name="P21">None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" office:value-type="string">
            <text:p text:style-name="P26"><text:span text:style-name="Strong_20_Emphasis">Test Criteria</text:span></text:p>
          </table:table-cell>
          <table:table-cell table:style-name="Table1.B2" table:number-columns-spanned="4" office:value-type="string">
            <text:p text:style-name="P40">The test scenario will be considered successful if the user can log in to the system and is redirected to the home page <text:span text:style-name="T2">(</text:span><text:span text:style-name="T1">user’s dashboard</text:span><text:span text:style-name="T2">) </text:span>without any errors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<text:span text:style-name="Strong_20_Emphasis">Test Execution Notes</text:span></text:p>
          </table:table-cell>
          <table:table-cell table:style-name="Table1.B2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<text:span text:style-name="Strong_20_Emphasis">Test Conclusion</text:span></text:p>
          </table:table-cell>
          <table:table-cell table:style-name="Table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" text:outline-level="2">User Logi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4"><text:span text:style-name="Strong_20_Emphasis">Test Scenario ID</text:span> </text:p>
          </table:table-cell>
          <table:table-cell table:style-name="Table2.B1" table:number-columns-spanned="4" office:value-type="string">
            <text:p text:style-name="P8">PHPTRAVEL_<text:span text:style-name="T4">2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7"><text:span text:style-name="Strong_20_Emphasis">Test Scenario Description</text:span></text:p>
          </table:table-cell>
          <table:table-cell table:style-name="Table2.B2" table:number-columns-spanned="4" office:value-type="string">
            <text:p text:style-name="P47">Verify user login functionality - <text:span text:style-name="T2">Customer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7"><text:span text:style-name="Strong_20_Emphasis">Test Objective</text:span></text:p>
          </table:table-cell>
          <table:table-cell table:style-name="Table2.B2" table:number-columns-spanned="4" office:value-type="string">
            <text:p text:style-name="P24">To ensure that users can successfully log in to the system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7"><text:span text:style-name="Strong_20_Emphasis">Preconditions</text:span></text:p>
          </table:table-cell>
          <table:table-cell table:style-name="Table2.B2" table:number-columns-spanned="4" office:value-type="string">
            <text:list xml:id="list478236542" text:style-name="L4">
              <text:list-item>
                <text:p text:style-name="P27">The system is running and accessible</text:p>
              </text:list-item>
              <text:list-item>
                <text:p text:style-name="P28">User credentials (username and password) are available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2.A2" table:number-rows-spanned="5" office:value-type="string">
            <text:p text:style-name="P47"><text:span text:style-name="Strong_20_Emphasis">Test Steps</text:span></text:p>
          </table:table-cell>
          <table:table-cell table:style-name="Table2.A2" office:value-type="string">
            <text:p text:style-name="P12">#</text:p>
          </table:table-cell>
          <table:table-cell table:style-name="Table2.A2" office:value-type="string">
            <text:p text:style-name="P14">Test Step</text:p>
          </table:table-cell>
          <table:table-cell table:style-name="Table2.A2" office:value-type="string">
            <text:p text:style-name="P14">Expected Result</text:p>
          </table:table-cell>
          <table:table-cell table:style-name="Table2.B2" office:value-type="string">
            <text:p text:style-name="P16">Result</text:p>
          </table:table-cell>
        </table:table-row>
        <table:table-row table:style-name="Table2.6">
          <table:covered-table-cell table:style-name="Table2.A2"/>
          <table:table-cell table:style-name="Table2.B6" office:value-type="string">
            <text:p text:style-name="P12">1</text:p>
          </table:table-cell>
          <table:table-cell table:style-name="Table2.B6" office:value-type="string">
            <text:p text:style-name="P31">Open the application login page.</text:p>
          </table:table-cell>
          <table:table-cell table:style-name="Table2.B6" office:value-type="string">
            <text:p text:style-name="P31"><text:span text:style-name="T1">T</text:span>he login page should be displayed without any errors.</text:p>
          </table:table-cell>
          <table:table-cell table:style-name="Table2.E6" office:value-type="string">
            <text:p text:style-name="P31"/>
          </table:table-cell>
        </table:table-row>
        <table:table-row>
          <table:covered-table-cell table:style-name="Table2.A2"/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48">Enter a valid username</text:p>
          </table:table-cell>
          <table:table-cell table:style-name="Table2.A2" office:value-type="string">
            <text:p text:style-name="P48">The entered username should be accepted.</text:p>
          </table:table-cell>
          <table:table-cell table:style-name="Table2.B2" office:value-type="string">
            <text:p text:style-name="P48"/>
          </table:table-cell>
        </table:table-row>
        <table:table-row>
          <table:covered-table-cell table:style-name="Table2.A2"/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48">Enter a valid password</text:p>
          </table:table-cell>
          <table:table-cell table:style-name="Table2.A2" office:value-type="string">
            <text:p text:style-name="P48">The entered password should be accepted.</text:p>
          </table:table-cell>
          <table:table-cell table:style-name="Table2.B2" office:value-type="string">
            <text:p text:style-name="P48"/>
          </table:table-cell>
        </table:table-row>
        <table:table-row>
          <table:covered-table-cell table:style-name="Table2.A2"/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47">Click on the "Login" button</text:p>
          </table:table-cell>
          <table:table-cell table:style-name="Table2.A2" office:value-type="string">
            <text:p text:style-name="P47">The system should validate the entered credentials and redirect the user to the home page <text:span text:style-name="T1">(user’s dashboard)</text:span>.</text:p>
          </table:table-cell>
          <table:table-cell table:style-name="Table2.B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7"><text:span text:style-name="Strong_20_Emphasis">Test Data</text:span></text:p>
          </table:table-cell>
          <table:table-cell table:style-name="Table2.B2" table:number-columns-spanned="4" office:value-type="string">
            <text:list xml:id="list437089352" text:style-name="L5">
              <text:list-item>
                <text:p text:style-name="P42">Application login page : <text:a xlink:type="simple" xlink:href="https://phptravels.net/login" text:style-name="Internet_20_link" text:visited-style-name="Visited_20_Internet_20_Link">https://phptravels.net/login</text:a></text:p>
              </text:list-item>
              <text:list-item>
                <text:p text:style-name="P44">Valid username: <text:a xlink:type="simple" xlink:href="mailto:user@phptravels.com" office:target-frame-name="_blank" xlink:show="new" text:style-name="Internet_20_link" text:visited-style-name="Visited_20_Internet_20_Link">user@phptravels.com</text:a></text:p>
              </text:list-item>
              <text:list-item>
                <text:p text:style-name="P45"><text:span text:style-name="T1">Valid password: </text:span>demouser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7"><text:span text:style-name="Strong_20_Emphasis">Test Environment</text:span></text:p>
          </table:table-cell>
          <table:table-cell table:style-name="Table2.B2" table:number-columns-spanned="4" office:value-type="string">
            <text:p text:style-name="P48"><text:span text:style-name="T3">Browser</text:span>: Google Chrome Version 114.0.5735.60</text:p>
            <text:list xml:id="list3722333937" text:style-name="L6">
              <text:list-header>
                <text:p text:style-name="P46"/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7"><text:span text:style-name="Strong_20_Emphasis">Test Dependencies</text:span></text:p>
          </table:table-cell>
          <table:table-cell table:style-name="Table2.B2" table:number-columns-spanned="4" office:value-type="string">
            <text:p text:style-name="P22">None</text:p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2" office:value-type="string">
            <text:p text:style-name="P47"><text:span text:style-name="Strong_20_Emphasis">Test Criteria</text:span></text:p>
          </table:table-cell>
          <table:table-cell table:style-name="Table2.B2" table:number-columns-spanned="4" office:value-type="string">
            <text:p text:style-name="P47">The test scenario will be considered successful if the user can log in to the system and is redirected to the home page <text:span text:style-name="T2">(</text:span><text:span text:style-name="T1">user’s dashboard</text:span><text:span text:style-name="T2">) </text:span>without any errors.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7"><text:span text:style-name="Strong_20_Emphasis">Test Execution Notes</text:span></text:p>
          </table:table-cell>
          <table:table-cell table:style-name="Table2.B2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7"><text:span text:style-name="Strong_20_Emphasis">Test Conclusion</text:span></text:p>
          </table:table-cell>
          <table:table-cell table:style-name="Table2.B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4"/>
      <text:h text:style-name="P3" text:outline-level="2">Disable Modul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5"><text:span text:style-name="Strong_20_Emphasis">Test Scenario ID</text:span> </text:p>
          </table:table-cell>
          <table:table-cell table:style-name="Table3.B1" table:number-columns-spanned="4" office:value-type="string">
            <text:p text:style-name="P9">PHPTRAVEL_<text:span text:style-name="T7">3</text:span>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9"><text:span text:style-name="Strong_20_Emphasis">Test Scenario Description</text:span></text:p>
          </table:table-cell>
          <table:table-cell table:style-name="Table3.B2" table:number-columns-spanned="4" office:value-type="string">
            <text:p text:style-name="P59">Verify <text:span text:style-name="T7">module enable/disable </text:span>functionality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2" office:value-type="string">
            <text:p text:style-name="P59"><text:span text:style-name="Strong_20_Emphasis">Test Objective</text:span></text:p>
          </table:table-cell>
          <table:table-cell table:style-name="Table3.B2" table:number-columns-spanned="4" office:value-type="string">
            <text:p text:style-name="P25">To ensure that <text:span text:style-name="T9">enabled/disabled modules </text:span>can <text:span text:style-name="T9">be visible/invisible on the web site</text:span>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9"><text:span text:style-name="Strong_20_Emphasis">Preconditions</text:span></text:p>
          </table:table-cell>
          <table:table-cell table:style-name="Table3.B2" table:number-columns-spanned="4" office:value-type="string">
            <text:list xml:id="list143813213450899" text:continue-list="list478236542" text:style-name="L4">
              <text:list-item>
                <text:p text:style-name="P29">The system is running and accessible</text:p>
              </text:list-item>
              <text:list-item>
                <text:p text:style-name="P63">“Cars” Module is enabled and visible on web site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2" table:number-rows-spanned="6" office:value-type="string">
            <text:p text:style-name="P59"><text:span text:style-name="Strong_20_Emphasis">Test Steps</text:span></text:p>
          </table:table-cell>
          <table:table-cell table:style-name="Table3.A2" office:value-type="string">
            <text:p text:style-name="P13">#</text:p>
          </table:table-cell>
          <table:table-cell table:style-name="Table3.A2" office:value-type="string">
            <text:p text:style-name="P15">Test Step</text:p>
          </table:table-cell>
          <table:table-cell table:style-name="Table3.A2" office:value-type="string">
            <text:p text:style-name="P15">Expected Result</text:p>
          </table:table-cell>
          <table:table-cell table:style-name="Table3.B2" office:value-type="string">
            <text:p text:style-name="P17">Result</text:p>
          </table:table-cell>
        </table:table-row>
        <table:table-row table:style-name="Table3.6">
          <table:covered-table-cell table:style-name="Table3.A2"/>
          <table:table-cell table:style-name="Table3.B6" office:value-type="string">
            <text:p text:style-name="P13">1</text:p>
          </table:table-cell>
          <table:table-cell table:style-name="Table3.B6" office:value-type="string">
            <text:p text:style-name="P32">Open the application <text:span text:style-name="T10">public </text:span><text:span text:style-name="T9">home</text:span> page.</text:p>
          </table:table-cell>
          <table:table-cell table:style-name="Table3.B6" office:value-type="string">
            <text:p text:style-name="P64"><text:span text:style-name="T11">Module</text:span> tab should be visible on top of web site</text:p>
          </table:table-cell>
          <table:table-cell table:style-name="Table3.E6" office:value-type="string">
            <text:p text:style-name="P32"/>
          </table:table-cell>
        </table:table-row>
        <table:table-row>
          <table:covered-table-cell table:style-name="Table3.A2"/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66"><text:span text:style-name="T9">Login into the </text:span><text:span text:style-name="T10">a</text:span><text:span text:style-name="T9">dmin</text:span><text:span text:style-name="T10">istration </text:span><text:span text:style-name="T9">site of application</text:span></text:p>
          </table:table-cell>
          <table:table-cell table:style-name="Table3.A2" office:value-type="string">
            <text:p text:style-name="P67">The system should redirect the the user to admin dashboard page</text:p>
          </table:table-cell>
          <table:table-cell table:style-name="Table3.B2" office:value-type="string">
            <text:p text:style-name="P60"/>
          </table:table-cell>
        </table:table-row>
        <table:table-row>
          <table:covered-table-cell table:style-name="Table3.A2"/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67">Navigate to Modules page.</text:p>
          </table:table-cell>
          <table:table-cell table:style-name="Table3.A2" office:value-type="string">
            <text:p text:style-name="P67">The system should open Modules page</text:p>
          </table:table-cell>
          <table:table-cell table:style-name="Table3.B2" office:value-type="string">
            <text:p text:style-name="P60"/>
          </table:table-cell>
        </table:table-row>
        <table:table-row>
          <table:covered-table-cell table:style-name="Table3.A2"/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67">Toggle off <text:span text:style-name="T11">sub module of M</text:span>odule</text:p>
          </table:table-cell>
          <table:table-cell table:style-name="Table3.A2" office:value-type="string">
            <text:p text:style-name="P69">The system should refresh the Modules page and <text:span text:style-name="T11">sub module</text:span> status should be toggled off</text:p>
          </table:table-cell>
          <table:table-cell table:style-name="Table3.B2" office:value-type="string">
            <text:p text:style-name="P60"/>
          </table:table-cell>
        </table:table-row>
        <table:table-row>
          <table:covered-table-cell table:style-name="Table3.A2"/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32">Open the application <text:span text:style-name="T10">public </text:span><text:span text:style-name="T9">home</text:span> page.</text:p>
          </table:table-cell>
          <table:table-cell table:style-name="Table3.A2" office:value-type="string">
            <text:p text:style-name="P65"><text:span text:style-name="T11">Module</text:span> tab should be <text:span text:style-name="T10">in</text:span>visible on top of web site</text:p>
          </table:table-cell>
          <table:table-cell table:style-name="Table3.B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59"><text:span text:style-name="Strong_20_Emphasis">Test Data</text:span></text:p>
          </table:table-cell>
          <table:table-cell table:style-name="Table3.B2" table:number-columns-spanned="4" office:value-type="string">
            <text:list xml:id="list212318530" text:style-name="L7">
              <text:list-item>
                <text:p text:style-name="P70">Module : Car</text:p>
              </text:list-item>
              <text:list-item>
                <text:p text:style-name="P43">Application <text:span text:style-name="T10">public home page</text:span>: <text:a xlink:type="simple" xlink:href="https://phptravels.net/" text:style-name="Internet_20_link" text:visited-style-name="Visited_20_Internet_20_Link">https://phptravels.net/</text:a></text:p>
              </text:list-item>
              <text:list-item>
                <text:p text:style-name="P68">Admin Login page of application : <text:a xlink:type="simple" xlink:href="https://phptravels.net/api/admin" text:style-name="Internet_20_link" text:visited-style-name="Visited_20_Internet_20_Link">https://phptravels.net/api/admin</text:a></text:p>
              </text:list-item>
              <text:list-item>
                <text:p text:style-name="P56"><text:span text:style-name="T10">Admin </text:span>username: <text:a xlink:type="simple" xlink:href="mailto:user@phptravels.com" office:target-frame-name="_blank" xlink:show="new" text:style-name="Internet_20_link" text:visited-style-name="Visited_20_Internet_20_Link"><text:span text:style-name="T11">admin@phptravels.com</text:span></text:a></text:p>
              </text:list-item>
              <text:list-item>
                <text:p text:style-name="P57"><text:span text:style-name="T10">Admin</text:span><text:span text:style-name="T1"> password: </text:span>demo<text:span text:style-name="T10">admin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9"><text:span text:style-name="Strong_20_Emphasis">Test Environment</text:span></text:p>
          </table:table-cell>
          <table:table-cell table:style-name="Table3.B2" table:number-columns-spanned="4" office:value-type="string">
            <text:p text:style-name="P60"><text:span text:style-name="T3">Browser</text:span>: Google Chrome Version 114.0.5735.60</text:p>
            <text:list xml:id="list4198015365" text:style-name="L8">
              <text:list-header>
                <text:p text:style-name="P58"/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9"><text:span text:style-name="Strong_20_Emphasis">Test Dependencies</text:span></text:p>
          </table:table-cell>
          <table:table-cell table:style-name="Table3.B2" table:number-columns-spanned="4" office:value-type="string">
            <text:p text:style-name="P23">None</text:p>
          </table:table-cell>
          <table:covered-table-cell/>
          <table:covered-table-cell/>
          <table:covered-table-cell/>
        </table:table-row>
        <table:table-row table:style-name="Table3.14">
          <table:table-cell table:style-name="Table3.A2" office:value-type="string">
            <text:p text:style-name="P59"><text:span text:style-name="Strong_20_Emphasis">Test Criteria</text:span></text:p>
          </table:table-cell>
          <table:table-cell table:style-name="Table3.B2" table:number-columns-spanned="4" office:value-type="string">
            <text:p text:style-name="P59">The test scenario will be considered successful if the <text:span text:style-name="T11">disabled module </text:span><text:span text:style-name="T12">tab</text:span><text:span text:style-name="T11"> </text:span><text:span text:style-name="T12">is </text:span><text:span text:style-name="T11">not </text:span><text:span text:style-name="T12">visible on public page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2" office:value-type="string">
            <text:p text:style-name="P59"><text:span text:style-name="Strong_20_Emphasis">Test Execution Notes</text:span></text:p>
          </table:table-cell>
          <table:table-cell table:style-name="Table3.B2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9"><text:span text:style-name="Strong_20_Emphasis">Test Conclusion</text:span></text:p>
          </table:table-cell>
          <table:table-cell table:style-name="Table3.B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2:43:34.994160422</meta:creation-date>
    <dc:date>2023-06-07T14:38:12.031951725</dc:date>
    <meta:editing-duration>PT11M33S</meta:editing-duration>
    <meta:editing-cycles>3</meta:editing-cycles>
    <meta:generator>LibreOffice/7.3.7.2$Linux_X86_64 LibreOffice_project/30$Build-2</meta:generator>
    <meta:document-statistic meta:table-count="3" meta:image-count="0" meta:object-count="0" meta:page-count="5" meta:paragraph-count="149" meta:word-count="660" meta:character-count="3997" meta:non-whitespace-character-count="3508"/>
  </office:meta>
</office:document-meta>
</file>